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5" style:family="paragraph" style:parent-style-name="Header">
      <style:text-properties style:font-name="文泉驛等寬微米黑" fo:font-size="8pt" officeooo:rsid="001a3f12" officeooo:paragraph-rsid="001a3f12" style:font-name-asian="文泉驛等寬微米黑" style:font-size-asian="8pt" style:font-size-complex="8pt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-asian="WenQuanYi Micro Hei" style:font-size-asian="1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我看你袂爽。</text:p>
      <text:p text:style-name="P4">Guá khuànn lí bē-sóng.</text:p>
      <text:p text:style-name="Text_20_body"/>
      <text:p text:style-name="P2">我看你誠爽。</text:p>
      <text:p text:style-name="P4">Guá khuànn lí tsiânn sóng.</text:p>
      <text:p text:style-name="Text_20_body"/>
      <text:p text:style-name="P3"><text:span text:style-name="T2">我看伊無細膩趨</text:span><text:span text:style-name="T1">--</text:span><text:span text:style-name="T2">倒，想欲共關心，</text:span><text:span text:style-name="T1">ā</text:span><text:span text:style-name="T2">知會去予當做變態，真正是好心予雷唚。</text:span></text:p>
      <text:p text:style-name="P4">Guá khuànn i bô-sè-jī tshu--tó, siūnn-beh kā kuan-sim, ā tsai ē khì hōo tòng-tsò piàn-thài, tsin-tsiànn sī hó-sim hōo luî tsim.</text:p>
      <text:p text:style-name="Text_20_body"/>
      <text:p text:style-name="P2">我答應你會死心。</text:p>
      <text:p text:style-name="P4">Guá tah-ìng lí ē sí-sim.</text:p>
      <text:p text:style-name="Text_20_body"/>
      <text:p text:style-name="P2">伊答應我會讀冊。</text:p>
      <text:p text:style-name="P4">I tap-ìng guá ē tha̍k-tsheh.</text:p>
      <text:p text:style-name="Text_20_body"/>
      <text:p text:style-name="P2">我提醒你愛讀冊。</text:p>
      <text:p text:style-name="P4">Guá thê-tshénn lí ài tha̍k-tsheh.</text:p>
      <text:p text:style-name="Text_20_body"/>
      <text:p text:style-name="P2">伊提醒我愛食藥仔。</text:p>
      <text:p text:style-name="P4">I thê-tshínn guá ài tsia̍h io̍h-á.</text:p>
      <text:p text:style-name="Text_20_body"/>
      <text:p text:style-name="P2">我叫你顧店。</text:p>
      <text:p text:style-name="P4">Guá kiò lí khì kòo tiàm.</text:p>
      <text:p text:style-name="Text_20_body"/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等寬微米黑" fo:font-size="8pt" officeooo:rsid="001a3f12" officeooo:paragraph-rsid="001a3f12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空詞類</text:p>
      </style:header>
      <style:footer>
        <text:p text:style-name="MP1">空詞類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03:53.803757833</meta:creation-date>
    <dc:date>2018-10-25T18:05:11.100238232</dc:date>
    <meta:editing-duration>PT1M17S</meta:editing-duration>
    <meta:editing-cycles>1</meta:editing-cycles>
    <meta:document-statistic meta:table-count="0" meta:image-count="0" meta:object-count="0" meta:page-count="1" meta:paragraph-count="19" meta:word-count="150" meta:character-count="408" meta:non-whitespace-character-count="358"/>
    <meta:generator>LibreOffice/5.1.6.2$Linux_X86_64 LibreOffice_project/10m0$Build-2</meta:generator>
  </office:meta>
</office:document-meta>
</file>